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a107" officeooo:paragraph-rsid="0012a107"/>
    </style:style>
    <style:style style:name="P2" style:family="paragraph" style:parent-style-name="Standard">
      <style:text-properties officeooo:rsid="0012a107" officeooo:paragraph-rsid="0012a1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test:</text:p>
      <text:p text:style-name="P2"/>
      <text:p text:style-name="P2">Output:</text:p>
      <text:p text:style-name="P2"/>
      <text:p text:style-name="P2">csea@ssn-c13:~/krith$ javac GenericSearch.java</text:p>
      <text:p text:style-name="P2">csea@ssn-c13:~/krith$ java GenericSearch</text:p>
      <text:p text:style-name="P2">INTEGER CHECK</text:p>
      <text:p text:style-name="P2">Enter no. of elements: 5</text:p>
      <text:p text:style-name="P2">Enter elements:</text:p>
      <text:p text:style-name="P2">1</text:p>
      <text:p text:style-name="P2">2</text:p>
      <text:p text:style-name="P2">3</text:p>
      <text:p text:style-name="P2">4</text:p>
      <text:p text:style-name="P2">5</text:p>
      <text:p text:style-name="P2"/>
      <text:p text:style-name="P2">Enter element to search for: (-999 to quit search) 3</text:p>
      <text:p text:style-name="P2">Target element found at index 2 in the group of data</text:p>
      <text:p text:style-name="P2"/>
      <text:p text:style-name="P2">Enter element to search for: (-999 to quit search) 5</text:p>
      <text:p text:style-name="P2">Target element found at index 4 in the group of data</text:p>
      <text:p text:style-name="P2"/>
      <text:p text:style-name="P2">Enter element to search for: (-999 to quit search) 1</text:p>
      <text:p text:style-name="P2">Target element found at index 0 in the group of data</text:p>
      <text:p text:style-name="P2"/>
      <text:p text:style-name="P2">Enter element to search for: (-999 to quit search) -999</text:p>
      <text:p text:style-name="P2"/>
      <text:p text:style-name="P2">FLOAT CHECK</text:p>
      <text:p text:style-name="P2">Enter no. of elements: 3</text:p>
      <text:p text:style-name="P2">Enter elements:</text:p>
      <text:p text:style-name="P2">2.1</text:p>
      <text:p text:style-name="P2">4.9</text:p>
      <text:p text:style-name="P2">3.8</text:p>
      <text:p text:style-name="P2"/>
      <text:p text:style-name="P2">Enter element to search for: (-999 to quit search) 4.9</text:p>
      <text:p text:style-name="P2">Target element found at index 1 in the group of data</text:p>
      <text:p text:style-name="P2"/>
      <text:p text:style-name="P2">Enter element to search for: (-999 to quit search) 3.4</text:p>
      <text:p text:style-name="P2">Target element not found in the group of data</text:p>
      <text:p text:style-name="P2"/>
      <text:p text:style-name="P2">Enter element to search for: (-999 to quit search) -999</text:p>
      <text:p text:style-name="P2"/>
      <text:p text:style-name="P2">STRING CHECK</text:p>
      <text:p text:style-name="P2">Enter no. of elements: 4</text:p>
      <text:p text:style-name="P2">Enter elements:</text:p>
      <text:p text:style-name="P2">apple</text:p>
      <text:p text:style-name="P2">bear</text:p>
      <text:p text:style-name="P2">grapes</text:p>
      <text:p text:style-name="P2">orange</text:p>
      <text:p text:style-name="P2"/>
      <text:p text:style-name="P2"><text:soft-page-break/>Enter element to search for: ('quit' to quit search) apple</text:p>
      <text:p text:style-name="P2">Target element found at index 0 in the group of data</text:p>
      <text:p text:style-name="P2"/>
      <text:p text:style-name="P2">Enter element to search for: ('quit' to quit search) orange</text:p>
      <text:p text:style-name="P2">Target element found at index 3 in the group of data</text:p>
      <text:p text:style-name="P2"/>
      <text:p text:style-name="P2">Enter element to search for: ('quit' to quit search) pear</text:p>
      <text:p text:style-name="P2">Target element not found in the group of data</text:p>
      <text:p text:style-name="P2"/>
      <text:p text:style-name="P2">Enter element to search for: ('quit' to quit search) banana</text:p>
      <text:p text:style-name="P2">Target element not found in the group of data</text:p>
      <text:p text:style-name="P2"/>
      <text:p text:style-name="P2">Enter element to search for: ('quit' to quit search) quit</text:p>
      <text:p text:style-name="P2">csea@ssn-c13:~/krith$ 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a107" officeooo:paragraph-rsid="0012a1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rithika Swaminathan</text:p>
        <text:p text:style-name="MP1">20500105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0:17:20.006258839</meta:creation-date>
    <dc:date>2021-12-13T10:18:39.318938247</dc:date>
    <meta:editing-duration>PT1M21S</meta:editing-duration>
    <meta:editing-cycles>1</meta:editing-cycles>
    <meta:document-statistic meta:table-count="0" meta:image-count="0" meta:object-count="0" meta:page-count="2" meta:paragraph-count="49" meta:word-count="265" meta:character-count="1452" meta:non-whitespace-character-count="1235"/>
    <meta:generator>LibreOffice/6.4.7.2$Linux_X86_64 LibreOffice_project/40$Build-2</meta:generator>
  </office:meta>
</office:document-meta>
</file>